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14pt" style:font-size-asian="14pt" style:font-size-complex="14pt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 fo:font-size="14pt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color="#800000" fo:font-size="14pt" style:font-size-asian="14pt" style:font-size-complex="14pt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color="#008000" fo:font-size="14pt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fo:color="#c0c0c0"/>
    </style:style>
    <style:style style:name="T3" style:family="text">
      <style:text-properties fo:color="#000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fo:color="#008000"/>
    </style:style>
    <style:style style:name="T7" style:family="text">
      <style:text-properties fo:color="#0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《 滴水穿石 – set<text:bookmark-start text:name="__DdeLink__164_2047780629"/>Geometry<text:bookmark-end text:name="__DdeLink__164_2047780629"/> 》</text:p>
      <text:p text:style-name="P3"/>
      <text:p text:style-name="P3"><text:tab/>. . .</text:p>
      <text:p text:style-name="P3"/>
      <text:p text:style-name="P3"><text:tab/>. . .</text:p>
      <text:p text:style-name="P5"><text:tab/></text:p>
      <text:p text:style-name="P1"><text:span text:style-name="T1"><text:tab/>plab1</text:span><text:span text:style-name="T2"> </text:span><text:span text:style-name="T3">=</text:span><text:span text:style-name="T2"> </text:span><text:span text:style-name="T4">new</text:span><text:span text:style-name="T2"> </text:span><text:span text:style-name="T5">QLabel</text:span><text:span text:style-name="T3">(</text:span><text:span text:style-name="T6">"label01"</text:span><text:span text:style-name="T3">,</text:span><text:span text:style-name="T4">this</text:span><text:span text:style-name="T3">);</text:span></text:p>
      <text:p text:style-name="P4"><text:tab/></text:p>
      <text:p text:style-name="P2"><text:span text:style-name="T3"><text:tab/></text:span><text:span text:style-name="T6">/*</text:span></text:p>
      <text:p text:style-name="P6"><text:tab/><text:tab/>其中 <text:s text:c="2"/>setGeometry <text:s/>&lt;==&gt; resize + setGeometry</text:p>
      <text:p text:style-name="P2"><text:span text:style-name="T6"><text:tab/>*/</text:span><text:span text:style-name="T3"><text:tab/></text:span></text:p>
      <text:p text:style-name="P1"><text:span text:style-name="T3"><text:tab/></text:span><text:span text:style-name="T6">#if 0</text:span></text:p>
      <text:p text:style-name="P1"><text:span text:style-name="T3"><text:tab/>plab1-&gt;resize(</text:span><text:span text:style-name="T7">60</text:span><text:span text:style-name="T3">,</text:span><text:span text:style-name="T7">30</text:span><text:span text:style-name="T3">);</text:span></text:p>
      <text:p text:style-name="P1"><text:span text:style-name="T3"><text:tab/>plab1-&gt;move</text:span><text:span text:style-name="T2"> </text:span><text:span text:style-name="T3">(</text:span><text:span text:style-name="T7">50</text:span><text:span text:style-name="T3">,</text:span><text:span text:style-name="T7">20</text:span><text:span text:style-name="T3">);</text:span></text:p>
      <text:p text:style-name="P2"><text:span text:style-name="T3"><text:tab/></text:span><text:span text:style-name="T6">#else</text:span></text:p>
      <text:p text:style-name="P1"><text:span text:style-name="T3"><text:tab/></text:span><text:span text:style-name="T1">plab1</text:span><text:span text:style-name="T3">-&gt;setGeometry(</text:span><text:span text:style-name="T7">50</text:span><text:span text:style-name="T3">,</text:span><text:span text:style-name="T7">20</text:span><text:span text:style-name="T3">,</text:span><text:span text:style-name="T7">60</text:span><text:span text:style-name="T3">,</text:span><text:span text:style-name="T7">30</text:span><text:span text:style-name="T3">);</text:span></text:p>
      <text:p text:style-name="P2"><text:span text:style-name="T3"><text:tab/></text:span><text:span text:style-name="T6">#enif</text:span></text:p>
      <text:p text:style-name="P6"/>
      <text:p text:style-name="P1"><text:span text:style-name="T3"><text:tab/></text:span><text:span text:style-name="T1">. . .</text:span></text:p>
      <text:p text:style-name="P3"/>
      <text:p text:style-name="P3"><text:tab/>. . .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m </meta:initial-creator>
    <meta:creation-date>2015-07-24T10:24:38</meta:creation-date>
    <dc:date>2015-07-24T17:57:09</dc:date>
    <dc:creator>jxm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7" meta:word-count="37" meta:character-count="231" meta:non-whitespace-character-count="187"/>
  </office:meta>
</office:document-meta>
</file>